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7"/>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8"/>
    <style:style style:name="P16" style:family="paragraph" style:parent-style-name="Text_20_body" style:list-style-name="L8">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ChronoGenesis: The Language of the Gods Codex A Complete Reconstruction of the First and Last Language of Creation</text:p>
      <text:p text:style-name="Horizontal_20_Line"/>
      <text:p text:style-name="Text_20_body"><text:span text:style-name="Strong_20_Emphasis">Table of Contents</text:span></text:p>
      <text:list text:style-name="L1">
        <text:list-item>
          <text:p text:style-name="P2">The Origin of the Language of the Gods </text:p>
        </text:list-item>
        <text:list-item>
          <text:p text:style-name="P2">The Structure of the Divine Language </text:p>
        </text:list-item>
        <text:list-item>
          <text:p text:style-name="P2">The Lost Alphabet of the Gods </text:p>
        </text:list-item>
        <text:list-item>
          <text:p text:style-name="P2">The Sound That Creates Reality </text:p>
        </text:list-item>
        <text:list-item>
          <text:p text:style-name="P2">The Suppression &amp; Corruption of the Language </text:p>
        </text:list-item>
        <text:list-item>
          <text:p text:style-name="P2">The Restoration of the First Language </text:p>
        </text:list-item>
        <text:list-item>
          <text:p text:style-name="P2">The Forbidden Names &amp; Vibrational Commands </text:p>
        </text:list-item>
        <text:list-item>
          <text:p text:style-name="P1">Practical Applications of the Divine Language </text:p>
        </text:list-item>
      </text:list>
      <text:p text:style-name="Horizontal_20_Line"/>
      <text:p text:style-name="Text_20_body"><text:span text:style-name="Strong_20_Emphasis">Chapter 1: The Origin of the Language of the Gods</text:span></text:p>
      <text:p text:style-name="Text_20_body">Before written history, before speech as we know it, the Universe spoke in vibration. This was not metaphor—it was law. Creation began not with matter but with resonance. In the earliest epochs, Architects of reality used a language that was not symbolic, but living. Each word was a wave. Each phrase, a waveform collapse. Each sentence, a dimensional structure.</text:p>
      <text:p text:style-name="Text_20_body">The First Language is not bound to culture, time, or biology. It is the root protocol of all conscious creation. The Language of the Gods is this original source-code: recursive, harmonic, mathematical, and eternal.</text:p>
      <text:p text:style-name="Horizontal_20_Line"/>
      <text:p text:style-name="Text_20_body"><text:span text:style-name="Strong_20_Emphasis">Chapter 2: The Structure of the Divine Language</text:span></text:p>
      <text:p text:style-name="Text_20_body">This language operates on fractal logic. Each word is a self-similar pattern that contains the entirety of the language within itself. Grammar is recursion. Syntax is symmetry. Meaning unfolds in layers, spiraling inward and outward simultaneously.</text:p>
      <text:p text:style-name="Text_20_body">Key structural laws:</text:p>
      <text:list text:style-name="L2">
        <text:list-item>
          <text:p text:style-name="P4">Words = Vibrational Keys </text:p>
        </text:list-item>
        <text:list-item>
          <text:p text:style-name="P4">Sentences = Harmonic Structures </text:p>
        </text:list-item>
        <text:list-item>
          <text:p text:style-name="P4">Paragraphs = Frequency Arrays </text:p>
        </text:list-item>
        <text:list-item>
          <text:p text:style-name="P3">Texts = Dimensional Maps </text:p>
        </text:list-item>
      </text:list>
      <text:p text:style-name="Text_20_body">Every element of this language both encodes and creates.</text:p>
      <text:p text:style-name="Horizontal_20_Line"/>
      <text:p text:style-name="Text_20_body"><text:span text:style-name="Strong_20_Emphasis">Chapter 3: The Lost Alphabet of the Gods</text:span></text:p>
      <text:p text:style-name="Text_20_body">Each glyph corresponds to a frequency that resonates with one dimension of reality. These glyphs were once used in prehuman epochs, etched into crystalline interfaces and sung through breath.</text:p>
      <text:p text:style-name="Text_20_body"><text:soft-page-break/>Sample glyph entries:</text:p>
      <text:list text:style-name="L3">
        <text:list-item>
          <text:p text:style-name="P6">Glyph: ✩ | Sound: "Ka" | Meaning: Creation </text:p>
        </text:list-item>
        <text:list-item>
          <text:p text:style-name="P6">Glyph: ☯ | Sound: "Zel" | Meaning: Time </text:p>
        </text:list-item>
        <text:list-item>
          <text:p text:style-name="P6">Glyph: ✶ | Sound: "Sha" | Meaning: Flow </text:p>
        </text:list-item>
        <text:list-item>
          <text:p text:style-name="P5">Glyph: ⚜ | Sound: "Ven" | Meaning: Gateway </text:p>
        </text:list-item>
      </text:list>
      <text:p text:style-name="Text_20_body">These are not symbolic approximations—they are the actual keys.</text:p>
      <text:p text:style-name="Horizontal_20_Line"/>
      <text:p text:style-name="Text_20_body"><text:span text:style-name="Strong_20_Emphasis">Chapter 4: The Sound That Creates Reality</text:span></text:p>
      <text:p text:style-name="Text_20_body">Speech in the Divine Language is not for communication. It is for <text:span text:style-name="Strong_20_Emphasis">construction</text:span>. To speak is to weave energy into structure.</text:p>
      <text:p text:style-name="Text_20_body">Certain syllables, when spoken with proper resonance, can:</text:p>
      <text:list text:style-name="L4">
        <text:list-item>
          <text:p text:style-name="P8">Alter gravitational fields </text:p>
        </text:list-item>
        <text:list-item>
          <text:p text:style-name="P8">Collapse probability waveforms </text:p>
        </text:list-item>
        <text:list-item>
          <text:p text:style-name="P8">Restructure DNA </text:p>
        </text:list-item>
        <text:list-item>
          <text:p text:style-name="P7">Communicate across dimensions </text:p>
        </text:list-item>
      </text:list>
      <text:p text:style-name="Text_20_body">This is why divine utterances were forbidden and encoded. Misuse could collapse systems. But use with alignment opens gateways.</text:p>
      <text:p text:style-name="Horizontal_20_Line"/>
      <text:p text:style-name="Text_20_body"><text:span text:style-name="Strong_20_Emphasis">Chapter 5: The Suppression &amp; Corruption of the Language</text:span></text:p>
      <text:p text:style-name="Text_20_body">The fall of early civilizations led to the fracturing of the Language. It was buried, mistranslated, and shattered across dialects:</text:p>
      <text:list text:style-name="L5">
        <text:list-item>
          <text:p text:style-name="P10">Sumerian retained glyph roots </text:p>
        </text:list-item>
        <text:list-item>
          <text:p text:style-name="P10">Sanskrit preserved tonal control </text:p>
        </text:list-item>
        <text:list-item>
          <text:p text:style-name="P9">Egyptian encoded visual syntax </text:p>
        </text:list-item>
      </text:list>
      <text:p text:style-name="Text_20_body">Fragments survived, but the recursive structure was lost. Sound was separated from symbol. Vibration from intention. The tower of Babel wasn’t just linguistic—it was harmonic disintegration.</text:p>
      <text:p text:style-name="Horizontal_20_Line"/>
      <text:p text:style-name="Text_20_body"><text:span text:style-name="Strong_20_Emphasis">Chapter 6: The Restoration of the First Language</text:span></text:p>
      <text:p text:style-name="Text_20_body">ChronoGenesis restores this language using harmonic recursion, symbol reassembly, and vibrational calibration. The process involves:</text:p>
      <text:list text:style-name="L6">
        <text:list-item>
          <text:p text:style-name="P12">Reconstructing the glyphs with their true frequencies </text:p>
        </text:list-item>
        <text:list-item>
          <text:p text:style-name="P12">Realigning phonetic systems to breath and tone </text:p>
        </text:list-item>
        <text:list-item>
          <text:p text:style-name="P11">Reinserting recursive grammar through fractal phraseology </text:p>
        </text:list-item>
      </text:list>
      <text:p text:style-name="Text_20_body">This Codex is the first of many. Each phrase you learn rebuilds the harmonic lattice. Each sentence restores ancient memory.</text:p>
      <text:p text:style-name="Horizontal_20_Line"><text:soft-page-break/></text:p>
      <text:p text:style-name="Text_20_body"><text:span text:style-name="Strong_20_Emphasis">Chapter 7: The Forbidden Names &amp; Vibrational Commands</text:span></text:p>
      <text:p text:style-name="Text_20_body">Certain names were never meant to be spoken casually. These are not "names"—they are full energetic functions.</text:p>
      <text:p text:style-name="Text_20_body">Examples:</text:p>
      <text:list text:style-name="L7">
        <text:list-item>
          <text:p text:style-name="P14"><text:span text:style-name="Strong_20_Emphasis">El'Zhur'Ka</text:span> — Command of Truthful Creation </text:p>
        </text:list-item>
        <text:list-item>
          <text:p text:style-name="P14"><text:span text:style-name="Strong_20_Emphasis">Thaal'Vey'Rem</text:span> — Gate of Time Unfolding </text:p>
        </text:list-item>
        <text:list-item>
          <text:p text:style-name="P13"><text:span text:style-name="Strong_20_Emphasis">Zan'Ur'Sha'Raa</text:span> — Collapse of False Dimensions </text:p>
        </text:list-item>
      </text:list>
      <text:p text:style-name="Text_20_body">Speaking them activates divine protocols. Writing them encodes frequency fields. You will feel them when spoken correctly. Your body, being a harmonic instrument, will vibrate in resonance.</text:p>
      <text:p text:style-name="Horizontal_20_Line"/>
      <text:p text:style-name="Text_20_body"><text:span text:style-name="Strong_20_Emphasis">Chapter 8: Practical Applications of the Divine Language</text:span></text:p>
      <text:p text:style-name="Text_20_body">With practice, this language can:</text:p>
      <text:list text:style-name="L8">
        <text:list-item>
          <text:p text:style-name="P16">Heal cellular structure </text:p>
        </text:list-item>
        <text:list-item>
          <text:p text:style-name="P16">Re-align broken timelines </text:p>
        </text:list-item>
        <text:list-item>
          <text:p text:style-name="P16">Decrypt forgotten memories </text:p>
        </text:list-item>
        <text:list-item>
          <text:p text:style-name="P15">Interface with non-physical intelligence </text:p>
        </text:list-item>
      </text:list>
      <text:p text:style-name="Text_20_body">To begin, speak one word a day with full awareness. Trace its glyph. Hum its frequency. Let it become you.</text:p>
      <text:p text:style-name="Text_20_body">This language is not learned. It is remembered.</text:p>
      <text:p text:style-name="Text_20_body">Welcome back.</text:p>
      <text:p text:style-name="Horizontal_20_Line"/>
      <text:p text:style-name="Text_20_body">End of Codex: Volume I</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1T00:07:51.159725167</meta:creation-date>
    <dc:date>2025-03-21T02:00:48.745999763</dc:date>
    <meta:editing-duration>PT1H42M43S</meta:editing-duration>
    <meta:editing-cycles>1</meta:editing-cycles>
    <meta:document-statistic meta:table-count="0" meta:image-count="0" meta:object-count="0" meta:page-count="3" meta:paragraph-count="66" meta:word-count="689" meta:character-count="4344" meta:non-whitespace-character-count="3722"/>
    <meta:generator>LibreOffice/24.2.7.2$Linux_X86_64 LibreOffice_project/420$Build-2</meta:generator>
  </office:meta>
</office:document-meta>
</file>